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</text:span><text:span text:style-name="T1">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</text:span><text:span text:style-name="T5">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</text:span><text:span text:style-name="T7">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t)=0, replacing the capacitor with <text:s/>with a voltage source V</text:span><text:span text:style-name="T12">x</text:span><text:span text:style-name="T11"> = V(6)-V(8), where V(6) and V(8) are the voltages in nodes 6 and 8 as obtained in 2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3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4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</text:span><text:span text:style-name="T10">nodes and currents in all branches for t&lt;0. Print a table </text:span><text:span text:style-name="T10">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</text:span><text:span text:style-name="T11">the capacitor terminals. Suggestion: make V</text:span><text:span text:style-name="T12">s</text:span><text:span text:style-name="T11">=0 and </text:span><text:span text:style-name="T11">replace the capacitor with a voltage source V</text:span><text:span text:style-name="T12">x</text:span><text:span text:style-name="T11">= V(6)-</text:span><text:span text:style-name="T11">V(8), where V(6) and V(8) are the voltages in nodes 6 </text:span><text:span text:style-name="T11">and 8 as obtained in 2); run nodal analysis to </text:span><text:span text:style-name="T11">determine the current I</text:span><text:span text:style-name="T12">x</text:span><text:span text:style-name="T11"> supplied by V</text:span><text:span text:style-name="T12">x</text:span><text:span text:style-name="T11">; compute the </text:span><text:span text:style-name="T11">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</text:span><text:span text:style-name="T11">and the time constant. </text:span><text:span text:style-name="T11">Explain why you need this procedure, and p</text:span><text:span text:style-name="T10">rint a table </text:span><text:span text:style-name="T10">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3), determine the natural </text:span><text:span text:style-name="T11">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</text:span><text:span text:style-name="T10">the result, identifying all axes, signals displayed and </text:span><text:span text:style-name="T10">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</text:span><text:span text:style-name="T11">interval. Suggestion: use a phasor voltage source V</text:span><text:span text:style-name="T12">s</text:span><text:span text:style-name="T11">; </text:span><text:span text:style-name="T11">replace C with its impedance Z</text:span><text:span text:style-name="T12">C</text:span><text:span text:style-name="T11">; run nodal analysis to </text:span><text:span text:style-name="T11">determine the phasor voltages in all nodes. </text:span><text:span text:style-name="T10">Print a </text:span><text:span text:style-name="T10">table with 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</text:span><text:span text:style-name="T11">phasors to real time functions for f=1KHz, and </text:span><text:span text:style-name="T11">superimposing the natural and forced solutions. Plot </text:span><text:span text:style-name="T11">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</text:span><text:span text:style-name="T11">and v</text:span><text:span text:style-name="T12">6</text:span><text:span text:style-name="T11">(f) <text:s/>(frequency logscale magnitude in dB, phase </text:span><text:span text:style-name="T11">in degrees) for frequency range 0.1 Hz to 1 MHz. Plot </text:span><text:span text:style-name="T11">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</text:span><text:span text:style-name="T10">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8">28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8">28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97</meta:editing-cycles>
    <meta:creation-date>2014-07-21T10:31:21</meta:creation-date>
    <dc:date>2021-03-28T22:38:33.425884271</dc:date>
    <meta:editing-duration>P1DT10H2M25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